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wrap-option="wrap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4" table:default-cell-style-name="ce1"/>
        <table:table-row table:style-name="ro1">
          <table:table-cell table:style-name="ce1"/>
          <table:table-cell table:style-name="ce1" office:value-type="string" calcext:value-type="string">
            <text:p>Processadores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Ta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1.89/2" office:value-type="float" office:value="0.945" calcext:value-type="float">
            <text:p>0,95</text:p>
          </table:table-cell>
          <table:table-cell table:formula="of:=3.407/4" office:value-type="float" office:value="0.85175" calcext:value-type="float">
            <text:p>0,85</text:p>
          </table:table-cell>
          <table:table-cell table:formula="of:=5.69/8" office:value-type="float" office:value="0.71125" calcext:value-type="float">
            <text:p>0,71</text:p>
          </table:table-cell>
          <table:table-cell table:formula="of:=7.236/12" office:value-type="float" office:value="0.603" calcext:value-type="float">
            <text:p>0,6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table:formula="of:=1.918/2" office:value-type="float" office:value="0.959" calcext:value-type="float">
            <text:p>0,96</text:p>
          </table:table-cell>
          <table:table-cell table:formula="of:=3.543/4" office:value-type="float" office:value="0.88575" calcext:value-type="float">
            <text:p>0,89</text:p>
          </table:table-cell>
          <table:table-cell table:formula="of:=6.149/8" office:value-type="float" office:value="0.768625" calcext:value-type="float">
            <text:p>0,77</text:p>
          </table:table-cell>
          <table:table-cell table:formula="of:=8.147/12" office:value-type="float" office:value="0.678916666666667" calcext:value-type="float">
            <text:p>0,6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formula="of:=1.929/2" office:value-type="float" office:value="0.9645" calcext:value-type="float">
            <text:p>0,96</text:p>
          </table:table-cell>
          <table:table-cell table:formula="of:=3.6/4" office:value-type="float" office:value="0.9" calcext:value-type="float">
            <text:p>0,90</text:p>
          </table:table-cell>
          <table:table-cell table:formula="of:=6.354/8" office:value-type="float" office:value="0.79425" calcext:value-type="float">
            <text:p>0,79</text:p>
          </table:table-cell>
          <table:table-cell table:formula="of:=8.529/12" office:value-type="float" office:value="0.71075" calcext:value-type="float">
            <text:p>0,7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table:formula="of:=1.908/2" office:value-type="float" office:value="0.954" calcext:value-type="float">
            <text:p>0,95</text:p>
          </table:table-cell>
          <table:table-cell table:formula="of:=3.497/4" office:value-type="float" office:value="0.87425" calcext:value-type="float">
            <text:p>0,87</text:p>
          </table:table-cell>
          <table:table-cell table:formula="of:=5.988/8" office:value-type="float" office:value="0.7485" calcext:value-type="float">
            <text:p>0,75</text:p>
          </table:table-cell>
          <table:table-cell table:formula="of:=7.853/12" office:value-type="float" office:value="0.654416666666667" calcext:value-type="float">
            <text:p>0,6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formula="of:=1.921/2" office:value-type="float" office:value="0.9605" calcext:value-type="float">
            <text:p>0,96</text:p>
          </table:table-cell>
          <table:table-cell table:formula="of:=3.562/4" office:value-type="float" office:value="0.8905" calcext:value-type="float">
            <text:p>0,89</text:p>
          </table:table-cell>
          <table:table-cell table:formula="of:=6.216/8" office:value-type="float" office:value="0.777" calcext:value-type="float">
            <text:p>0,78</text:p>
          </table:table-cell>
          <table:table-cell table:formula="of:=8.27/12" office:value-type="float" office:value="0.689166666666667" calcext:value-type="float">
            <text:p>0,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17:57:11.1059697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7:33:31.914513509</meta:creation-date>
    <meta:generator>LibreOffice/24.2.7.2$Linux_X86_64 LibreOffice_project/420$Build-2</meta:generator>
    <dc:date>2025-05-14T17:57:17.401687223</dc:date>
    <meta:editing-duration>PT11M24S</meta:editing-duration>
    <meta:editing-cycles>3</meta:editing-cycles>
    <meta:document-statistic meta:table-count="1" meta:cell-count="37" meta:object-count="0"/>
  </office:meta>
</office:document-meta>
</file>